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ub2" table:style-name="ta1">
        <table:shapes>
          <draw:frame draw:z-index="0" draw:style-name="gr1" draw:text-style-name="P1" svg:width="17.1291in" svg:height="7.6862in" svg:x="1.4626in" svg:y="0.0417in">
            <draw:object draw:notify-on-update-of-ranges="kub2.A1:kub2.A1 kub2.A2:kub2.A101 kub2.B1:kub2.B1 kub2.B2:kub2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pli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.050505" calcext:value-type="float">
            <text:p>2.050505</text:p>
          </table:table-cell>
          <table:table-cell office:value-type="float" office:value="3.585913" calcext:value-type="float">
            <text:p>3.585913</text:p>
          </table:table-cell>
        </table:table-row>
        <table:table-row table:style-name="ro1">
          <table:table-cell office:value-type="float" office:value="2.10101" calcext:value-type="float">
            <text:p>2.10101</text:p>
          </table:table-cell>
          <table:table-cell office:value-type="float" office:value="3.17353" calcext:value-type="float">
            <text:p>3.17353</text:p>
          </table:table-cell>
        </table:table-row>
        <table:table-row table:style-name="ro1">
          <table:table-cell office:value-type="float" office:value="2.151515" calcext:value-type="float">
            <text:p>2.151515</text:p>
          </table:table-cell>
          <table:table-cell office:value-type="float" office:value="2.764555" calcext:value-type="float">
            <text:p>2.764555</text:p>
          </table:table-cell>
        </table:table-row>
        <table:table-row table:style-name="ro1">
          <table:table-cell office:value-type="float" office:value="2.20202" calcext:value-type="float">
            <text:p>2.20202</text:p>
          </table:table-cell>
          <table:table-cell office:value-type="float" office:value="2.360692" calcext:value-type="float">
            <text:p>2.360692</text:p>
          </table:table-cell>
        </table:table-row>
        <table:table-row table:style-name="ro1">
          <table:table-cell office:value-type="float" office:value="2.252525" calcext:value-type="float">
            <text:p>2.252525</text:p>
          </table:table-cell>
          <table:table-cell office:value-type="float" office:value="1.963646" calcext:value-type="float">
            <text:p>1.963646</text:p>
          </table:table-cell>
        </table:table-row>
        <table:table-row table:style-name="ro1">
          <table:table-cell office:value-type="float" office:value="2.30303" calcext:value-type="float">
            <text:p>2.30303</text:p>
          </table:table-cell>
          <table:table-cell office:value-type="float" office:value="1.575119" calcext:value-type="float">
            <text:p>1.575119</text:p>
          </table:table-cell>
        </table:table-row>
        <table:table-row table:style-name="ro1">
          <table:table-cell office:value-type="float" office:value="2.353535" calcext:value-type="float">
            <text:p>2.353535</text:p>
          </table:table-cell>
          <table:table-cell office:value-type="float" office:value="1.196816" calcext:value-type="float">
            <text:p>1.196816</text:p>
          </table:table-cell>
        </table:table-row>
        <table:table-row table:style-name="ro1">
          <table:table-cell office:value-type="float" office:value="2.40404" calcext:value-type="float">
            <text:p>2.40404</text:p>
          </table:table-cell>
          <table:table-cell office:value-type="float" office:value="0.830442" calcext:value-type="float">
            <text:p>0.830442</text:p>
          </table:table-cell>
        </table:table-row>
        <table:table-row table:style-name="ro1">
          <table:table-cell office:value-type="float" office:value="2.454545" calcext:value-type="float">
            <text:p>2.454545</text:p>
          </table:table-cell>
          <table:table-cell office:value-type="float" office:value="0.4777" calcext:value-type="float">
            <text:p>0.4777</text:p>
          </table:table-cell>
        </table:table-row>
        <table:table-row table:style-name="ro1">
          <table:table-cell office:value-type="float" office:value="2.505051" calcext:value-type="float">
            <text:p>2.505051</text:p>
          </table:table-cell>
          <table:table-cell office:value-type="float" office:value="0.140294" calcext:value-type="float">
            <text:p>0.140294</text:p>
          </table:table-cell>
        </table:table-row>
        <table:table-row table:style-name="ro1">
          <table:table-cell office:value-type="float" office:value="2.555556" calcext:value-type="float">
            <text:p>2.555556</text:p>
          </table:table-cell>
          <table:table-cell office:value-type="float" office:value="-0.180072" calcext:value-type="float">
            <text:p>-0.180072</text:p>
          </table:table-cell>
        </table:table-row>
        <table:table-row table:style-name="ro1">
          <table:table-cell office:value-type="float" office:value="2.606061" calcext:value-type="float">
            <text:p>2.606061</text:p>
          </table:table-cell>
          <table:table-cell office:value-type="float" office:value="-0.481694" calcext:value-type="float">
            <text:p>-0.481694</text:p>
          </table:table-cell>
        </table:table-row>
        <table:table-row table:style-name="ro1">
          <table:table-cell office:value-type="float" office:value="2.656566" calcext:value-type="float">
            <text:p>2.656566</text:p>
          </table:table-cell>
          <table:table-cell office:value-type="float" office:value="-0.762867" calcext:value-type="float">
            <text:p>-0.762867</text:p>
          </table:table-cell>
        </table:table-row>
        <table:table-row table:style-name="ro1">
          <table:table-cell office:value-type="float" office:value="2.707071" calcext:value-type="float">
            <text:p>2.707071</text:p>
          </table:table-cell>
          <table:table-cell office:value-type="float" office:value="-1.021889" calcext:value-type="float">
            <text:p>-1.021889</text:p>
          </table:table-cell>
        </table:table-row>
        <table:table-row table:style-name="ro1">
          <table:table-cell office:value-type="float" office:value="2.757576" calcext:value-type="float">
            <text:p>2.757576</text:p>
          </table:table-cell>
          <table:table-cell office:value-type="float" office:value="-1.257053" calcext:value-type="float">
            <text:p>-1.257053</text:p>
          </table:table-cell>
        </table:table-row>
        <table:table-row table:style-name="ro1">
          <table:table-cell office:value-type="float" office:value="2.808081" calcext:value-type="float">
            <text:p>2.808081</text:p>
          </table:table-cell>
          <table:table-cell office:value-type="float" office:value="-1.466658" calcext:value-type="float">
            <text:p>-1.466658</text:p>
          </table:table-cell>
        </table:table-row>
        <table:table-row table:style-name="ro1">
          <table:table-cell office:value-type="float" office:value="2.858586" calcext:value-type="float">
            <text:p>2.858586</text:p>
          </table:table-cell>
          <table:table-cell office:value-type="float" office:value="-1.648998" calcext:value-type="float">
            <text:p>-1.648998</text:p>
          </table:table-cell>
        </table:table-row>
        <table:table-row table:style-name="ro1">
          <table:table-cell office:value-type="float" office:value="2.909091" calcext:value-type="float">
            <text:p>2.909091</text:p>
          </table:table-cell>
          <table:table-cell office:value-type="float" office:value="-1.80237" calcext:value-type="float">
            <text:p>-1.80237</text:p>
          </table:table-cell>
        </table:table-row>
        <table:table-row table:style-name="ro1">
          <table:table-cell office:value-type="float" office:value="2.959596" calcext:value-type="float">
            <text:p>2.959596</text:p>
          </table:table-cell>
          <table:table-cell office:value-type="float" office:value="-1.92507" calcext:value-type="float">
            <text:p>-1.92507</text:p>
          </table:table-cell>
        </table:table-row>
        <table:table-row table:style-name="ro1">
          <table:table-cell office:value-type="float" office:value="3.010101" calcext:value-type="float">
            <text:p>3.010101</text:p>
          </table:table-cell>
          <table:table-cell office:value-type="float" office:value="-2.015397" calcext:value-type="float">
            <text:p>-2.015397</text:p>
          </table:table-cell>
        </table:table-row>
        <table:table-row table:style-name="ro1">
          <table:table-cell office:value-type="float" office:value="3.060606" calcext:value-type="float">
            <text:p>3.060606</text:p>
          </table:table-cell>
          <table:table-cell office:value-type="float" office:value="-2.072551" calcext:value-type="float">
            <text:p>-2.072551</text:p>
          </table:table-cell>
        </table:table-row>
        <table:table-row table:style-name="ro1">
          <table:table-cell office:value-type="float" office:value="3.111111" calcext:value-type="float">
            <text:p>3.111111</text:p>
          </table:table-cell>
          <table:table-cell office:value-type="float" office:value="-2.097737" calcext:value-type="float">
            <text:p>-2.097737</text:p>
          </table:table-cell>
        </table:table-row>
        <table:table-row table:style-name="ro1">
          <table:table-cell office:value-type="float" office:value="3.161616" calcext:value-type="float">
            <text:p>3.161616</text:p>
          </table:table-cell>
          <table:table-cell office:value-type="float" office:value="-2.092429" calcext:value-type="float">
            <text:p>-2.092429</text:p>
          </table:table-cell>
        </table:table-row>
        <table:table-row table:style-name="ro1">
          <table:table-cell office:value-type="float" office:value="3.212121" calcext:value-type="float">
            <text:p>3.212121</text:p>
          </table:table-cell>
          <table:table-cell office:value-type="float" office:value="-2.058104" calcext:value-type="float">
            <text:p>-2.058104</text:p>
          </table:table-cell>
        </table:table-row>
        <table:table-row table:style-name="ro1">
          <table:table-cell office:value-type="float" office:value="3.262626" calcext:value-type="float">
            <text:p>3.262626</text:p>
          </table:table-cell>
          <table:table-cell office:value-type="float" office:value="-1.996236" calcext:value-type="float">
            <text:p>-1.996236</text:p>
          </table:table-cell>
        </table:table-row>
        <table:table-row table:style-name="ro1">
          <table:table-cell office:value-type="float" office:value="3.313131" calcext:value-type="float">
            <text:p>3.313131</text:p>
          </table:table-cell>
          <table:table-cell office:value-type="float" office:value="-1.908303" calcext:value-type="float">
            <text:p>-1.908303</text:p>
          </table:table-cell>
        </table:table-row>
        <table:table-row table:style-name="ro1">
          <table:table-cell office:value-type="float" office:value="3.363636" calcext:value-type="float">
            <text:p>3.363636</text:p>
          </table:table-cell>
          <table:table-cell office:value-type="float" office:value="-1.795779" calcext:value-type="float">
            <text:p>-1.795779</text:p>
          </table:table-cell>
        </table:table-row>
        <table:table-row table:style-name="ro1">
          <table:table-cell office:value-type="float" office:value="3.414141" calcext:value-type="float">
            <text:p>3.414141</text:p>
          </table:table-cell>
          <table:table-cell office:value-type="float" office:value="-1.66014" calcext:value-type="float">
            <text:p>-1.66014</text:p>
          </table:table-cell>
        </table:table-row>
        <table:table-row table:style-name="ro1">
          <table:table-cell office:value-type="float" office:value="3.464646" calcext:value-type="float">
            <text:p>3.464646</text:p>
          </table:table-cell>
          <table:table-cell office:value-type="float" office:value="-1.502862" calcext:value-type="float">
            <text:p>-1.502862</text:p>
          </table:table-cell>
        </table:table-row>
        <table:table-row table:style-name="ro1">
          <table:table-cell office:value-type="float" office:value="3.515152" calcext:value-type="float">
            <text:p>3.515152</text:p>
          </table:table-cell>
          <table:table-cell office:value-type="float" office:value="-1.32542" calcext:value-type="float">
            <text:p>-1.32542</text:p>
          </table:table-cell>
        </table:table-row>
        <table:table-row table:style-name="ro1">
          <table:table-cell office:value-type="float" office:value="3.565657" calcext:value-type="float">
            <text:p>3.565657</text:p>
          </table:table-cell>
          <table:table-cell office:value-type="float" office:value="-1.12929" calcext:value-type="float">
            <text:p>-1.12929</text:p>
          </table:table-cell>
        </table:table-row>
        <table:table-row table:style-name="ro1">
          <table:table-cell office:value-type="float" office:value="3.616162" calcext:value-type="float">
            <text:p>3.616162</text:p>
          </table:table-cell>
          <table:table-cell office:value-type="float" office:value="-0.915948" calcext:value-type="float">
            <text:p>-0.915948</text:p>
          </table:table-cell>
        </table:table-row>
        <table:table-row table:style-name="ro1">
          <table:table-cell office:value-type="float" office:value="3.666667" calcext:value-type="float">
            <text:p>3.666667</text:p>
          </table:table-cell>
          <table:table-cell office:value-type="float" office:value="-0.686869" calcext:value-type="float">
            <text:p>-0.686869</text:p>
          </table:table-cell>
        </table:table-row>
        <table:table-row table:style-name="ro1">
          <table:table-cell office:value-type="float" office:value="3.717172" calcext:value-type="float">
            <text:p>3.717172</text:p>
          </table:table-cell>
          <table:table-cell office:value-type="float" office:value="-0.443529" calcext:value-type="float">
            <text:p>-0.443529</text:p>
          </table:table-cell>
        </table:table-row>
        <table:table-row table:style-name="ro1">
          <table:table-cell office:value-type="float" office:value="3.767677" calcext:value-type="float">
            <text:p>3.767677</text:p>
          </table:table-cell>
          <table:table-cell office:value-type="float" office:value="-0.187403" calcext:value-type="float">
            <text:p>-0.187403</text:p>
          </table:table-cell>
        </table:table-row>
        <table:table-row table:style-name="ro1">
          <table:table-cell office:value-type="float" office:value="3.818182" calcext:value-type="float">
            <text:p>3.818182</text:p>
          </table:table-cell>
          <table:table-cell office:value-type="float" office:value="0.080032" calcext:value-type="float">
            <text:p>0.080032</text:p>
          </table:table-cell>
        </table:table-row>
        <table:table-row table:style-name="ro1">
          <table:table-cell office:value-type="float" office:value="3.868687" calcext:value-type="float">
            <text:p>3.868687</text:p>
          </table:table-cell>
          <table:table-cell office:value-type="float" office:value="0.357301" calcext:value-type="float">
            <text:p>0.357301</text:p>
          </table:table-cell>
        </table:table-row>
        <table:table-row table:style-name="ro1">
          <table:table-cell office:value-type="float" office:value="3.919192" calcext:value-type="float">
            <text:p>3.919192</text:p>
          </table:table-cell>
          <table:table-cell office:value-type="float" office:value="0.642929" calcext:value-type="float">
            <text:p>0.642929</text:p>
          </table:table-cell>
        </table:table-row>
        <table:table-row table:style-name="ro1">
          <table:table-cell office:value-type="float" office:value="3.969697" calcext:value-type="float">
            <text:p>3.969697</text:p>
          </table:table-cell>
          <table:table-cell office:value-type="float" office:value="0.93544" calcext:value-type="float">
            <text:p>0.93544</text:p>
          </table:table-cell>
        </table:table-row>
        <table:table-row table:style-name="ro1">
          <table:table-cell office:value-type="float" office:value="4.020202" calcext:value-type="float">
            <text:p>4.020202</text:p>
          </table:table-cell>
          <table:table-cell office:value-type="float" office:value="1.233358" calcext:value-type="float">
            <text:p>1.233358</text:p>
          </table:table-cell>
        </table:table-row>
        <table:table-row table:style-name="ro1">
          <table:table-cell office:value-type="float" office:value="4.070707" calcext:value-type="float">
            <text:p>4.070707</text:p>
          </table:table-cell>
          <table:table-cell office:value-type="float" office:value="1.535207" calcext:value-type="float">
            <text:p>1.535207</text:p>
          </table:table-cell>
        </table:table-row>
        <table:table-row table:style-name="ro1">
          <table:table-cell office:value-type="float" office:value="4.121212" calcext:value-type="float">
            <text:p>4.121212</text:p>
          </table:table-cell>
          <table:table-cell office:value-type="float" office:value="1.839513" calcext:value-type="float">
            <text:p>1.839513</text:p>
          </table:table-cell>
        </table:table-row>
        <table:table-row table:style-name="ro1">
          <table:table-cell office:value-type="float" office:value="4.171717" calcext:value-type="float">
            <text:p>4.171717</text:p>
          </table:table-cell>
          <table:table-cell office:value-type="float" office:value="2.144798" calcext:value-type="float">
            <text:p>2.144798</text:p>
          </table:table-cell>
        </table:table-row>
        <table:table-row table:style-name="ro1">
          <table:table-cell office:value-type="float" office:value="4.222222" calcext:value-type="float">
            <text:p>4.222222</text:p>
          </table:table-cell>
          <table:table-cell office:value-type="float" office:value="2.449588" calcext:value-type="float">
            <text:p>2.449588</text:p>
          </table:table-cell>
        </table:table-row>
        <table:table-row table:style-name="ro1">
          <table:table-cell office:value-type="float" office:value="4.272727" calcext:value-type="float">
            <text:p>4.272727</text:p>
          </table:table-cell>
          <table:table-cell office:value-type="float" office:value="2.752408" calcext:value-type="float">
            <text:p>2.752408</text:p>
          </table:table-cell>
        </table:table-row>
        <table:table-row table:style-name="ro1">
          <table:table-cell office:value-type="float" office:value="4.323232" calcext:value-type="float">
            <text:p>4.323232</text:p>
          </table:table-cell>
          <table:table-cell office:value-type="float" office:value="3.05178" calcext:value-type="float">
            <text:p>3.05178</text:p>
          </table:table-cell>
        </table:table-row>
        <table:table-row table:style-name="ro1">
          <table:table-cell office:value-type="float" office:value="4.373737" calcext:value-type="float">
            <text:p>4.373737</text:p>
          </table:table-cell>
          <table:table-cell office:value-type="float" office:value="3.34623" calcext:value-type="float">
            <text:p>3.34623</text:p>
          </table:table-cell>
        </table:table-row>
        <table:table-row table:style-name="ro1">
          <table:table-cell office:value-type="float" office:value="4.424242" calcext:value-type="float">
            <text:p>4.424242</text:p>
          </table:table-cell>
          <table:table-cell office:value-type="float" office:value="3.634282" calcext:value-type="float">
            <text:p>3.634282</text:p>
          </table:table-cell>
        </table:table-row>
        <table:table-row table:style-name="ro1">
          <table:table-cell office:value-type="float" office:value="4.474747" calcext:value-type="float">
            <text:p>4.474747</text:p>
          </table:table-cell>
          <table:table-cell office:value-type="float" office:value="3.914461" calcext:value-type="float">
            <text:p>3.914461</text:p>
          </table:table-cell>
        </table:table-row>
        <table:table-row table:style-name="ro1">
          <table:table-cell office:value-type="float" office:value="4.525253" calcext:value-type="float">
            <text:p>4.525253</text:p>
          </table:table-cell>
          <table:table-cell office:value-type="float" office:value="4.18529" calcext:value-type="float">
            <text:p>4.18529</text:p>
          </table:table-cell>
        </table:table-row>
        <table:table-row table:style-name="ro1">
          <table:table-cell office:value-type="float" office:value="4.575758" calcext:value-type="float">
            <text:p>4.575758</text:p>
          </table:table-cell>
          <table:table-cell office:value-type="float" office:value="4.445294" calcext:value-type="float">
            <text:p>4.445294</text:p>
          </table:table-cell>
        </table:table-row>
        <table:table-row table:style-name="ro1">
          <table:table-cell office:value-type="float" office:value="4.626263" calcext:value-type="float">
            <text:p>4.626263</text:p>
          </table:table-cell>
          <table:table-cell office:value-type="float" office:value="4.692998" calcext:value-type="float">
            <text:p>4.692998</text:p>
          </table:table-cell>
        </table:table-row>
        <table:table-row table:style-name="ro1">
          <table:table-cell office:value-type="float" office:value="4.676768" calcext:value-type="float">
            <text:p>4.676768</text:p>
          </table:table-cell>
          <table:table-cell office:value-type="float" office:value="4.926926" calcext:value-type="float">
            <text:p>4.926926</text:p>
          </table:table-cell>
        </table:table-row>
        <table:table-row table:style-name="ro1">
          <table:table-cell office:value-type="float" office:value="4.727273" calcext:value-type="float">
            <text:p>4.727273</text:p>
          </table:table-cell>
          <table:table-cell office:value-type="float" office:value="5.145601" calcext:value-type="float">
            <text:p>5.145601</text:p>
          </table:table-cell>
        </table:table-row>
        <table:table-row table:style-name="ro1">
          <table:table-cell office:value-type="float" office:value="4.777778" calcext:value-type="float">
            <text:p>4.777778</text:p>
          </table:table-cell>
          <table:table-cell office:value-type="float" office:value="5.34755" calcext:value-type="float">
            <text:p>5.34755</text:p>
          </table:table-cell>
        </table:table-row>
        <table:table-row table:style-name="ro1">
          <table:table-cell office:value-type="float" office:value="4.828283" calcext:value-type="float">
            <text:p>4.828283</text:p>
          </table:table-cell>
          <table:table-cell office:value-type="float" office:value="5.531295" calcext:value-type="float">
            <text:p>5.531295</text:p>
          </table:table-cell>
        </table:table-row>
        <table:table-row table:style-name="ro1">
          <table:table-cell office:value-type="float" office:value="4.878788" calcext:value-type="float">
            <text:p>4.878788</text:p>
          </table:table-cell>
          <table:table-cell office:value-type="float" office:value="5.695361" calcext:value-type="float">
            <text:p>5.695361</text:p>
          </table:table-cell>
        </table:table-row>
        <table:table-row table:style-name="ro1">
          <table:table-cell office:value-type="float" office:value="4.929293" calcext:value-type="float">
            <text:p>4.929293</text:p>
          </table:table-cell>
          <table:table-cell office:value-type="float" office:value="5.838273" calcext:value-type="float">
            <text:p>5.838273</text:p>
          </table:table-cell>
        </table:table-row>
        <table:table-row table:style-name="ro1">
          <table:table-cell office:value-type="float" office:value="4.979798" calcext:value-type="float">
            <text:p>4.979798</text:p>
          </table:table-cell>
          <table:table-cell office:value-type="float" office:value="5.958554" calcext:value-type="float">
            <text:p>5.958554</text:p>
          </table:table-cell>
        </table:table-row>
        <table:table-row table:style-name="ro1">
          <table:table-cell office:value-type="float" office:value="5.030303" calcext:value-type="float">
            <text:p>5.030303</text:p>
          </table:table-cell>
          <table:table-cell office:value-type="float" office:value="6.054806" calcext:value-type="float">
            <text:p>6.054806</text:p>
          </table:table-cell>
        </table:table-row>
        <table:table-row table:style-name="ro1">
          <table:table-cell office:value-type="float" office:value="5.080808" calcext:value-type="float">
            <text:p>5.080808</text:p>
          </table:table-cell>
          <table:table-cell office:value-type="float" office:value="6.126758" calcext:value-type="float">
            <text:p>6.126758</text:p>
          </table:table-cell>
        </table:table-row>
        <table:table-row table:style-name="ro1">
          <table:table-cell office:value-type="float" office:value="5.131313" calcext:value-type="float">
            <text:p>5.131313</text:p>
          </table:table-cell>
          <table:table-cell office:value-type="float" office:value="6.175012" calcext:value-type="float">
            <text:p>6.175012</text:p>
          </table:table-cell>
        </table:table-row>
        <table:table-row table:style-name="ro1">
          <table:table-cell office:value-type="float" office:value="5.181818" calcext:value-type="float">
            <text:p>5.181818</text:p>
          </table:table-cell>
          <table:table-cell office:value-type="float" office:value="6.200191" calcext:value-type="float">
            <text:p>6.200191</text:p>
          </table:table-cell>
        </table:table-row>
        <table:table-row table:style-name="ro1">
          <table:table-cell office:value-type="float" office:value="5.232323" calcext:value-type="float">
            <text:p>5.232323</text:p>
          </table:table-cell>
          <table:table-cell office:value-type="float" office:value="6.20292" calcext:value-type="float">
            <text:p>6.20292</text:p>
          </table:table-cell>
        </table:table-row>
        <table:table-row table:style-name="ro1">
          <table:table-cell office:value-type="float" office:value="5.282828" calcext:value-type="float">
            <text:p>5.282828</text:p>
          </table:table-cell>
          <table:table-cell office:value-type="float" office:value="6.183821" calcext:value-type="float">
            <text:p>6.183821</text:p>
          </table:table-cell>
        </table:table-row>
        <table:table-row table:style-name="ro1">
          <table:table-cell office:value-type="float" office:value="5.333333" calcext:value-type="float">
            <text:p>5.333333</text:p>
          </table:table-cell>
          <table:table-cell office:value-type="float" office:value="6.143519" calcext:value-type="float">
            <text:p>6.143519</text:p>
          </table:table-cell>
        </table:table-row>
        <table:table-row table:style-name="ro1">
          <table:table-cell office:value-type="float" office:value="5.383838" calcext:value-type="float">
            <text:p>5.383838</text:p>
          </table:table-cell>
          <table:table-cell office:value-type="float" office:value="6.082636" calcext:value-type="float">
            <text:p>6.082636</text:p>
          </table:table-cell>
        </table:table-row>
        <table:table-row table:style-name="ro1">
          <table:table-cell office:value-type="float" office:value="5.434343" calcext:value-type="float">
            <text:p>5.434343</text:p>
          </table:table-cell>
          <table:table-cell office:value-type="float" office:value="6.001797" calcext:value-type="float">
            <text:p>6.001797</text:p>
          </table:table-cell>
        </table:table-row>
        <table:table-row table:style-name="ro1">
          <table:table-cell office:value-type="float" office:value="5.484848" calcext:value-type="float">
            <text:p>5.484848</text:p>
          </table:table-cell>
          <table:table-cell office:value-type="float" office:value="5.901626" calcext:value-type="float">
            <text:p>5.901626</text:p>
          </table:table-cell>
        </table:table-row>
        <table:table-row table:style-name="ro1">
          <table:table-cell office:value-type="float" office:value="5.535354" calcext:value-type="float">
            <text:p>5.535354</text:p>
          </table:table-cell>
          <table:table-cell office:value-type="float" office:value="5.782745" calcext:value-type="float">
            <text:p>5.782745</text:p>
          </table:table-cell>
        </table:table-row>
        <table:table-row table:style-name="ro1">
          <table:table-cell office:value-type="float" office:value="5.585859" calcext:value-type="float">
            <text:p>5.585859</text:p>
          </table:table-cell>
          <table:table-cell office:value-type="float" office:value="5.645779" calcext:value-type="float">
            <text:p>5.645779</text:p>
          </table:table-cell>
        </table:table-row>
        <table:table-row table:style-name="ro1">
          <table:table-cell office:value-type="float" office:value="5.636364" calcext:value-type="float">
            <text:p>5.636364</text:p>
          </table:table-cell>
          <table:table-cell office:value-type="float" office:value="5.491351" calcext:value-type="float">
            <text:p>5.491351</text:p>
          </table:table-cell>
        </table:table-row>
        <table:table-row table:style-name="ro1">
          <table:table-cell office:value-type="float" office:value="5.686869" calcext:value-type="float">
            <text:p>5.686869</text:p>
          </table:table-cell>
          <table:table-cell office:value-type="float" office:value="5.320085" calcext:value-type="float">
            <text:p>5.320085</text:p>
          </table:table-cell>
        </table:table-row>
        <table:table-row table:style-name="ro1">
          <table:table-cell office:value-type="float" office:value="5.737374" calcext:value-type="float">
            <text:p>5.737374</text:p>
          </table:table-cell>
          <table:table-cell office:value-type="float" office:value="5.132605" calcext:value-type="float">
            <text:p>5.132605</text:p>
          </table:table-cell>
        </table:table-row>
        <table:table-row table:style-name="ro1">
          <table:table-cell office:value-type="float" office:value="5.787879" calcext:value-type="float">
            <text:p>5.787879</text:p>
          </table:table-cell>
          <table:table-cell office:value-type="float" office:value="4.929533" calcext:value-type="float">
            <text:p>4.929533</text:p>
          </table:table-cell>
        </table:table-row>
        <table:table-row table:style-name="ro1">
          <table:table-cell office:value-type="float" office:value="5.838384" calcext:value-type="float">
            <text:p>5.838384</text:p>
          </table:table-cell>
          <table:table-cell office:value-type="float" office:value="4.711494" calcext:value-type="float">
            <text:p>4.711494</text:p>
          </table:table-cell>
        </table:table-row>
        <table:table-row table:style-name="ro1">
          <table:table-cell office:value-type="float" office:value="5.888889" calcext:value-type="float">
            <text:p>5.888889</text:p>
          </table:table-cell>
          <table:table-cell office:value-type="float" office:value="4.479112" calcext:value-type="float">
            <text:p>4.479112</text:p>
          </table:table-cell>
        </table:table-row>
        <table:table-row table:style-name="ro1">
          <table:table-cell office:value-type="float" office:value="5.939394" calcext:value-type="float">
            <text:p>5.939394</text:p>
          </table:table-cell>
          <table:table-cell office:value-type="float" office:value="4.23301" calcext:value-type="float">
            <text:p>4.23301</text:p>
          </table:table-cell>
        </table:table-row>
        <table:table-row table:style-name="ro1">
          <table:table-cell office:value-type="float" office:value="5.989899" calcext:value-type="float">
            <text:p>5.989899</text:p>
          </table:table-cell>
          <table:table-cell office:value-type="float" office:value="3.973811" calcext:value-type="float">
            <text:p>3.973811</text:p>
          </table:table-cell>
        </table:table-row>
        <table:table-row table:style-name="ro1">
          <table:table-cell office:value-type="float" office:value="6.040404" calcext:value-type="float">
            <text:p>6.040404</text:p>
          </table:table-cell>
          <table:table-cell office:value-type="float" office:value="3.70214" calcext:value-type="float">
            <text:p>3.70214</text:p>
          </table:table-cell>
        </table:table-row>
        <table:table-row table:style-name="ro1">
          <table:table-cell office:value-type="float" office:value="6.090909" calcext:value-type="float">
            <text:p>6.090909</text:p>
          </table:table-cell>
          <table:table-cell office:value-type="float" office:value="3.418619" calcext:value-type="float">
            <text:p>3.418619</text:p>
          </table:table-cell>
        </table:table-row>
        <table:table-row table:style-name="ro1">
          <table:table-cell office:value-type="float" office:value="6.141414" calcext:value-type="float">
            <text:p>6.141414</text:p>
          </table:table-cell>
          <table:table-cell office:value-type="float" office:value="3.123873" calcext:value-type="float">
            <text:p>3.123873</text:p>
          </table:table-cell>
        </table:table-row>
        <table:table-row table:style-name="ro1">
          <table:table-cell office:value-type="float" office:value="6.191919" calcext:value-type="float">
            <text:p>6.191919</text:p>
          </table:table-cell>
          <table:table-cell office:value-type="float" office:value="2.818525" calcext:value-type="float">
            <text:p>2.818525</text:p>
          </table:table-cell>
        </table:table-row>
        <table:table-row table:style-name="ro1">
          <table:table-cell office:value-type="float" office:value="6.242424" calcext:value-type="float">
            <text:p>6.242424</text:p>
          </table:table-cell>
          <table:table-cell office:value-type="float" office:value="2.503199" calcext:value-type="float">
            <text:p>2.503199</text:p>
          </table:table-cell>
        </table:table-row>
        <table:table-row table:style-name="ro1">
          <table:table-cell office:value-type="float" office:value="6.292929" calcext:value-type="float">
            <text:p>6.292929</text:p>
          </table:table-cell>
          <table:table-cell office:value-type="float" office:value="2.178519" calcext:value-type="float">
            <text:p>2.178519</text:p>
          </table:table-cell>
        </table:table-row>
        <table:table-row table:style-name="ro1">
          <table:table-cell office:value-type="float" office:value="6.343434" calcext:value-type="float">
            <text:p>6.343434</text:p>
          </table:table-cell>
          <table:table-cell office:value-type="float" office:value="1.845107" calcext:value-type="float">
            <text:p>1.845107</text:p>
          </table:table-cell>
        </table:table-row>
        <table:table-row table:style-name="ro1">
          <table:table-cell office:value-type="float" office:value="6.393939" calcext:value-type="float">
            <text:p>6.393939</text:p>
          </table:table-cell>
          <table:table-cell office:value-type="float" office:value="1.503588" calcext:value-type="float">
            <text:p>1.503588</text:p>
          </table:table-cell>
        </table:table-row>
        <table:table-row table:style-name="ro1">
          <table:table-cell office:value-type="float" office:value="6.444444" calcext:value-type="float">
            <text:p>6.444444</text:p>
          </table:table-cell>
          <table:table-cell office:value-type="float" office:value="1.154586" calcext:value-type="float">
            <text:p>1.154586</text:p>
          </table:table-cell>
        </table:table-row>
        <table:table-row table:style-name="ro1">
          <table:table-cell office:value-type="float" office:value="6.494949" calcext:value-type="float">
            <text:p>6.494949</text:p>
          </table:table-cell>
          <table:table-cell office:value-type="float" office:value="0.798724" calcext:value-type="float">
            <text:p>0.798724</text:p>
          </table:table-cell>
        </table:table-row>
        <table:table-row table:style-name="ro1">
          <table:table-cell office:value-type="float" office:value="6.545455" calcext:value-type="float">
            <text:p>6.545455</text:p>
          </table:table-cell>
          <table:table-cell office:value-type="float" office:value="0.436625" calcext:value-type="float">
            <text:p>0.436625</text:p>
          </table:table-cell>
        </table:table-row>
        <table:table-row table:style-name="ro1">
          <table:table-cell office:value-type="float" office:value="6.59596" calcext:value-type="float">
            <text:p>6.59596</text:p>
          </table:table-cell>
          <table:table-cell office:value-type="float" office:value="0.068913" calcext:value-type="float">
            <text:p>0.068913</text:p>
          </table:table-cell>
        </table:table-row>
        <table:table-row table:style-name="ro1">
          <table:table-cell office:value-type="float" office:value="6.646465" calcext:value-type="float">
            <text:p>6.646465</text:p>
          </table:table-cell>
          <table:table-cell office:value-type="float" office:value="-0.303787" calcext:value-type="float">
            <text:p>-0.303787</text:p>
          </table:table-cell>
        </table:table-row>
        <table:table-row table:style-name="ro1">
          <table:table-cell office:value-type="float" office:value="6.69697" calcext:value-type="float">
            <text:p>6.69697</text:p>
          </table:table-cell>
          <table:table-cell office:value-type="float" office:value="-0.680853" calcext:value-type="float">
            <text:p>-0.680853</text:p>
          </table:table-cell>
        </table:table-row>
        <table:table-row table:style-name="ro1">
          <table:table-cell office:value-type="float" office:value="6.747475" calcext:value-type="float">
            <text:p>6.747475</text:p>
          </table:table-cell>
          <table:table-cell office:value-type="float" office:value="-1.061661" calcext:value-type="float">
            <text:p>-1.061661</text:p>
          </table:table-cell>
        </table:table-row>
        <table:table-row table:style-name="ro1">
          <table:table-cell office:value-type="float" office:value="6.79798" calcext:value-type="float">
            <text:p>6.79798</text:p>
          </table:table-cell>
          <table:table-cell office:value-type="float" office:value="-1.445587" calcext:value-type="float">
            <text:p>-1.445587</text:p>
          </table:table-cell>
        </table:table-row>
        <table:table-row table:style-name="ro1">
          <table:table-cell office:value-type="float" office:value="6.848485" calcext:value-type="float">
            <text:p>6.848485</text:p>
          </table:table-cell>
          <table:table-cell office:value-type="float" office:value="-1.832007" calcext:value-type="float">
            <text:p>-1.832007</text:p>
          </table:table-cell>
        </table:table-row>
        <table:table-row table:style-name="ro1">
          <table:table-cell office:value-type="float" office:value="6.89899" calcext:value-type="float">
            <text:p>6.89899</text:p>
          </table:table-cell>
          <table:table-cell office:value-type="float" office:value="-2.220299" calcext:value-type="float">
            <text:p>-2.220299</text:p>
          </table:table-cell>
        </table:table-row>
        <table:table-row table:style-name="ro1">
          <table:table-cell office:value-type="float" office:value="6.949495" calcext:value-type="float">
            <text:p>6.949495</text:p>
          </table:table-cell>
          <table:table-cell office:value-type="float" office:value="-2.609838" calcext:value-type="float">
            <text:p>-2.6098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8T09:03:57.548537220</dc:date>
    <meta:editing-duration>PT1M28S</meta:editing-duration>
    <meta:editing-cycles>1</meta:editing-cycles>
    <meta:document-statistic meta:table-count="1" meta:cell-count="202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509cm" svg:height="19.524cm" xlink:href=".." xlink:type="simple" chart:class="chart:line" chart:style-name="ch1">
        <chart:legend chart:legend-position="end" svg:x="41.212cm" svg:y="9.463cm" style:legend-expansion="high" chart:style-name="ch2"/>
        <chart:plot-area chart:style-name="ch3" table:cell-range-address="kub2.A1:kub2.B101" chart:data-source-has-labels="both" svg:x="0.87cm" svg:y="0.39cm" svg:width="39.472cm" svg:height="18.744cm">
          <chart:coordinate-region svg:x="1.412cm" svg:y="0.589cm" svg:width="38.93cm" svg:height="18.346cm"/>
          <chart:axis chart:dimension="x" chart:name="primary-x" chart:style-name="ch4" chartooo:axis-type="auto">
            <chartooo:date-scale/>
            <chart:categories table:cell-range-address="kub2.A2:kub2.A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kub2.B2:kub2.B101" chart:label-cell-address="kub2.B1:kub2.B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line</text:p>
                <draw:g>
                  <svg:desc>kub2.B1:kub2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kub2.A2:kub2.A101</svg:desc>
                </draw:g>
              </table:table-cell>
              <table:table-cell office:value-type="float" office:value="4">
                <text:p>4</text:p>
                <draw:g>
                  <svg:desc>kub2.B2:kub2.B101</svg:desc>
                </draw:g>
              </table:table-cell>
            </table:table-row>
            <table:table-row>
              <table:table-cell office:value-type="float" office:value="2.050505">
                <text:p>2.050505</text:p>
              </table:table-cell>
              <table:table-cell office:value-type="float" office:value="3.585913">
                <text:p>3.585913</text:p>
              </table:table-cell>
            </table:table-row>
            <table:table-row>
              <table:table-cell office:value-type="float" office:value="2.10101">
                <text:p>2.10101</text:p>
              </table:table-cell>
              <table:table-cell office:value-type="float" office:value="3.17353">
                <text:p>3.17353</text:p>
              </table:table-cell>
            </table:table-row>
            <table:table-row>
              <table:table-cell office:value-type="float" office:value="2.151515">
                <text:p>2.151515</text:p>
              </table:table-cell>
              <table:table-cell office:value-type="float" office:value="2.764555">
                <text:p>2.764555</text:p>
              </table:table-cell>
            </table:table-row>
            <table:table-row>
              <table:table-cell office:value-type="float" office:value="2.20202">
                <text:p>2.20202</text:p>
              </table:table-cell>
              <table:table-cell office:value-type="float" office:value="2.360692">
                <text:p>2.360692</text:p>
              </table:table-cell>
            </table:table-row>
            <table:table-row>
              <table:table-cell office:value-type="float" office:value="2.252525">
                <text:p>2.252525</text:p>
              </table:table-cell>
              <table:table-cell office:value-type="float" office:value="1.963646">
                <text:p>1.963646</text:p>
              </table:table-cell>
            </table:table-row>
            <table:table-row>
              <table:table-cell office:value-type="float" office:value="2.30303">
                <text:p>2.30303</text:p>
              </table:table-cell>
              <table:table-cell office:value-type="float" office:value="1.575119">
                <text:p>1.575119</text:p>
              </table:table-cell>
            </table:table-row>
            <table:table-row>
              <table:table-cell office:value-type="float" office:value="2.353535">
                <text:p>2.353535</text:p>
              </table:table-cell>
              <table:table-cell office:value-type="float" office:value="1.196816">
                <text:p>1.196816</text:p>
              </table:table-cell>
            </table:table-row>
            <table:table-row>
              <table:table-cell office:value-type="float" office:value="2.40404">
                <text:p>2.40404</text:p>
              </table:table-cell>
              <table:table-cell office:value-type="float" office:value="0.830442">
                <text:p>0.830442</text:p>
              </table:table-cell>
            </table:table-row>
            <table:table-row>
              <table:table-cell office:value-type="float" office:value="2.454545">
                <text:p>2.454545</text:p>
              </table:table-cell>
              <table:table-cell office:value-type="float" office:value="0.4777">
                <text:p>0.4777</text:p>
              </table:table-cell>
            </table:table-row>
            <table:table-row>
              <table:table-cell office:value-type="float" office:value="2.505051">
                <text:p>2.505051</text:p>
              </table:table-cell>
              <table:table-cell office:value-type="float" office:value="0.140294">
                <text:p>0.140294</text:p>
              </table:table-cell>
            </table:table-row>
            <table:table-row>
              <table:table-cell office:value-type="float" office:value="2.555556">
                <text:p>2.555556</text:p>
              </table:table-cell>
              <table:table-cell office:value-type="float" office:value="-0.180072">
                <text:p>-0.180072</text:p>
              </table:table-cell>
            </table:table-row>
            <table:table-row>
              <table:table-cell office:value-type="float" office:value="2.606061">
                <text:p>2.606061</text:p>
              </table:table-cell>
              <table:table-cell office:value-type="float" office:value="-0.481694">
                <text:p>-0.481694</text:p>
              </table:table-cell>
            </table:table-row>
            <table:table-row>
              <table:table-cell office:value-type="float" office:value="2.656566">
                <text:p>2.656566</text:p>
              </table:table-cell>
              <table:table-cell office:value-type="float" office:value="-0.762867">
                <text:p>-0.762867</text:p>
              </table:table-cell>
            </table:table-row>
            <table:table-row>
              <table:table-cell office:value-type="float" office:value="2.707071">
                <text:p>2.707071</text:p>
              </table:table-cell>
              <table:table-cell office:value-type="float" office:value="-1.021889">
                <text:p>-1.021889</text:p>
              </table:table-cell>
            </table:table-row>
            <table:table-row>
              <table:table-cell office:value-type="float" office:value="2.757576">
                <text:p>2.757576</text:p>
              </table:table-cell>
              <table:table-cell office:value-type="float" office:value="-1.257053">
                <text:p>-1.257053</text:p>
              </table:table-cell>
            </table:table-row>
            <table:table-row>
              <table:table-cell office:value-type="float" office:value="2.808081">
                <text:p>2.808081</text:p>
              </table:table-cell>
              <table:table-cell office:value-type="float" office:value="-1.466658">
                <text:p>-1.466658</text:p>
              </table:table-cell>
            </table:table-row>
            <table:table-row>
              <table:table-cell office:value-type="float" office:value="2.858586">
                <text:p>2.858586</text:p>
              </table:table-cell>
              <table:table-cell office:value-type="float" office:value="-1.648998">
                <text:p>-1.648998</text:p>
              </table:table-cell>
            </table:table-row>
            <table:table-row>
              <table:table-cell office:value-type="float" office:value="2.909091">
                <text:p>2.909091</text:p>
              </table:table-cell>
              <table:table-cell office:value-type="float" office:value="-1.80237">
                <text:p>-1.80237</text:p>
              </table:table-cell>
            </table:table-row>
            <table:table-row>
              <table:table-cell office:value-type="float" office:value="2.959596">
                <text:p>2.959596</text:p>
              </table:table-cell>
              <table:table-cell office:value-type="float" office:value="-1.92507">
                <text:p>-1.92507</text:p>
              </table:table-cell>
            </table:table-row>
            <table:table-row>
              <table:table-cell office:value-type="float" office:value="3.010101">
                <text:p>3.010101</text:p>
              </table:table-cell>
              <table:table-cell office:value-type="float" office:value="-2.015397">
                <text:p>-2.015397</text:p>
              </table:table-cell>
            </table:table-row>
            <table:table-row>
              <table:table-cell office:value-type="float" office:value="3.060606">
                <text:p>3.060606</text:p>
              </table:table-cell>
              <table:table-cell office:value-type="float" office:value="-2.072551">
                <text:p>-2.072551</text:p>
              </table:table-cell>
            </table:table-row>
            <table:table-row>
              <table:table-cell office:value-type="float" office:value="3.111111">
                <text:p>3.111111</text:p>
              </table:table-cell>
              <table:table-cell office:value-type="float" office:value="-2.097737">
                <text:p>-2.097737</text:p>
              </table:table-cell>
            </table:table-row>
            <table:table-row>
              <table:table-cell office:value-type="float" office:value="3.161616">
                <text:p>3.161616</text:p>
              </table:table-cell>
              <table:table-cell office:value-type="float" office:value="-2.092429">
                <text:p>-2.092429</text:p>
              </table:table-cell>
            </table:table-row>
            <table:table-row>
              <table:table-cell office:value-type="float" office:value="3.212121">
                <text:p>3.212121</text:p>
              </table:table-cell>
              <table:table-cell office:value-type="float" office:value="-2.058104">
                <text:p>-2.058104</text:p>
              </table:table-cell>
            </table:table-row>
            <table:table-row>
              <table:table-cell office:value-type="float" office:value="3.262626">
                <text:p>3.262626</text:p>
              </table:table-cell>
              <table:table-cell office:value-type="float" office:value="-1.996236">
                <text:p>-1.996236</text:p>
              </table:table-cell>
            </table:table-row>
            <table:table-row>
              <table:table-cell office:value-type="float" office:value="3.313131">
                <text:p>3.313131</text:p>
              </table:table-cell>
              <table:table-cell office:value-type="float" office:value="-1.908303">
                <text:p>-1.908303</text:p>
              </table:table-cell>
            </table:table-row>
            <table:table-row>
              <table:table-cell office:value-type="float" office:value="3.363636">
                <text:p>3.363636</text:p>
              </table:table-cell>
              <table:table-cell office:value-type="float" office:value="-1.795779">
                <text:p>-1.795779</text:p>
              </table:table-cell>
            </table:table-row>
            <table:table-row>
              <table:table-cell office:value-type="float" office:value="3.414141">
                <text:p>3.414141</text:p>
              </table:table-cell>
              <table:table-cell office:value-type="float" office:value="-1.66014">
                <text:p>-1.66014</text:p>
              </table:table-cell>
            </table:table-row>
            <table:table-row>
              <table:table-cell office:value-type="float" office:value="3.464646">
                <text:p>3.464646</text:p>
              </table:table-cell>
              <table:table-cell office:value-type="float" office:value="-1.502862">
                <text:p>-1.502862</text:p>
              </table:table-cell>
            </table:table-row>
            <table:table-row>
              <table:table-cell office:value-type="float" office:value="3.515152">
                <text:p>3.515152</text:p>
              </table:table-cell>
              <table:table-cell office:value-type="float" office:value="-1.32542">
                <text:p>-1.32542</text:p>
              </table:table-cell>
            </table:table-row>
            <table:table-row>
              <table:table-cell office:value-type="float" office:value="3.565657">
                <text:p>3.565657</text:p>
              </table:table-cell>
              <table:table-cell office:value-type="float" office:value="-1.12929">
                <text:p>-1.12929</text:p>
              </table:table-cell>
            </table:table-row>
            <table:table-row>
              <table:table-cell office:value-type="float" office:value="3.616162">
                <text:p>3.616162</text:p>
              </table:table-cell>
              <table:table-cell office:value-type="float" office:value="-0.915948">
                <text:p>-0.915948</text:p>
              </table:table-cell>
            </table:table-row>
            <table:table-row>
              <table:table-cell office:value-type="float" office:value="3.666667">
                <text:p>3.666667</text:p>
              </table:table-cell>
              <table:table-cell office:value-type="float" office:value="-0.686869">
                <text:p>-0.686869</text:p>
              </table:table-cell>
            </table:table-row>
            <table:table-row>
              <table:table-cell office:value-type="float" office:value="3.717172">
                <text:p>3.717172</text:p>
              </table:table-cell>
              <table:table-cell office:value-type="float" office:value="-0.443529">
                <text:p>-0.443529</text:p>
              </table:table-cell>
            </table:table-row>
            <table:table-row>
              <table:table-cell office:value-type="float" office:value="3.767677">
                <text:p>3.767677</text:p>
              </table:table-cell>
              <table:table-cell office:value-type="float" office:value="-0.187403">
                <text:p>-0.187403</text:p>
              </table:table-cell>
            </table:table-row>
            <table:table-row>
              <table:table-cell office:value-type="float" office:value="3.818182">
                <text:p>3.818182</text:p>
              </table:table-cell>
              <table:table-cell office:value-type="float" office:value="0.080032">
                <text:p>0.080032</text:p>
              </table:table-cell>
            </table:table-row>
            <table:table-row>
              <table:table-cell office:value-type="float" office:value="3.868687">
                <text:p>3.868687</text:p>
              </table:table-cell>
              <table:table-cell office:value-type="float" office:value="0.357301">
                <text:p>0.357301</text:p>
              </table:table-cell>
            </table:table-row>
            <table:table-row>
              <table:table-cell office:value-type="float" office:value="3.919192">
                <text:p>3.919192</text:p>
              </table:table-cell>
              <table:table-cell office:value-type="float" office:value="0.642929">
                <text:p>0.642929</text:p>
              </table:table-cell>
            </table:table-row>
            <table:table-row>
              <table:table-cell office:value-type="float" office:value="3.969697">
                <text:p>3.969697</text:p>
              </table:table-cell>
              <table:table-cell office:value-type="float" office:value="0.93544">
                <text:p>0.93544</text:p>
              </table:table-cell>
            </table:table-row>
            <table:table-row>
              <table:table-cell office:value-type="float" office:value="4.020202">
                <text:p>4.020202</text:p>
              </table:table-cell>
              <table:table-cell office:value-type="float" office:value="1.233358">
                <text:p>1.233358</text:p>
              </table:table-cell>
            </table:table-row>
            <table:table-row>
              <table:table-cell office:value-type="float" office:value="4.070707">
                <text:p>4.070707</text:p>
              </table:table-cell>
              <table:table-cell office:value-type="float" office:value="1.535207">
                <text:p>1.535207</text:p>
              </table:table-cell>
            </table:table-row>
            <table:table-row>
              <table:table-cell office:value-type="float" office:value="4.121212">
                <text:p>4.121212</text:p>
              </table:table-cell>
              <table:table-cell office:value-type="float" office:value="1.839513">
                <text:p>1.839513</text:p>
              </table:table-cell>
            </table:table-row>
            <table:table-row>
              <table:table-cell office:value-type="float" office:value="4.171717">
                <text:p>4.171717</text:p>
              </table:table-cell>
              <table:table-cell office:value-type="float" office:value="2.144798">
                <text:p>2.144798</text:p>
              </table:table-cell>
            </table:table-row>
            <table:table-row>
              <table:table-cell office:value-type="float" office:value="4.222222">
                <text:p>4.222222</text:p>
              </table:table-cell>
              <table:table-cell office:value-type="float" office:value="2.449588">
                <text:p>2.449588</text:p>
              </table:table-cell>
            </table:table-row>
            <table:table-row>
              <table:table-cell office:value-type="float" office:value="4.272727">
                <text:p>4.272727</text:p>
              </table:table-cell>
              <table:table-cell office:value-type="float" office:value="2.752408">
                <text:p>2.752408</text:p>
              </table:table-cell>
            </table:table-row>
            <table:table-row>
              <table:table-cell office:value-type="float" office:value="4.323232">
                <text:p>4.323232</text:p>
              </table:table-cell>
              <table:table-cell office:value-type="float" office:value="3.05178">
                <text:p>3.05178</text:p>
              </table:table-cell>
            </table:table-row>
            <table:table-row>
              <table:table-cell office:value-type="float" office:value="4.373737">
                <text:p>4.373737</text:p>
              </table:table-cell>
              <table:table-cell office:value-type="float" office:value="3.34623">
                <text:p>3.34623</text:p>
              </table:table-cell>
            </table:table-row>
            <table:table-row>
              <table:table-cell office:value-type="float" office:value="4.424242">
                <text:p>4.424242</text:p>
              </table:table-cell>
              <table:table-cell office:value-type="float" office:value="3.634282">
                <text:p>3.634282</text:p>
              </table:table-cell>
            </table:table-row>
            <table:table-row>
              <table:table-cell office:value-type="float" office:value="4.474747">
                <text:p>4.474747</text:p>
              </table:table-cell>
              <table:table-cell office:value-type="float" office:value="3.914461">
                <text:p>3.914461</text:p>
              </table:table-cell>
            </table:table-row>
            <table:table-row>
              <table:table-cell office:value-type="float" office:value="4.525253">
                <text:p>4.525253</text:p>
              </table:table-cell>
              <table:table-cell office:value-type="float" office:value="4.18529">
                <text:p>4.18529</text:p>
              </table:table-cell>
            </table:table-row>
            <table:table-row>
              <table:table-cell office:value-type="float" office:value="4.575758">
                <text:p>4.575758</text:p>
              </table:table-cell>
              <table:table-cell office:value-type="float" office:value="4.445294">
                <text:p>4.445294</text:p>
              </table:table-cell>
            </table:table-row>
            <table:table-row>
              <table:table-cell office:value-type="float" office:value="4.626263">
                <text:p>4.626263</text:p>
              </table:table-cell>
              <table:table-cell office:value-type="float" office:value="4.692998">
                <text:p>4.692998</text:p>
              </table:table-cell>
            </table:table-row>
            <table:table-row>
              <table:table-cell office:value-type="float" office:value="4.676768">
                <text:p>4.676768</text:p>
              </table:table-cell>
              <table:table-cell office:value-type="float" office:value="4.926926">
                <text:p>4.926926</text:p>
              </table:table-cell>
            </table:table-row>
            <table:table-row>
              <table:table-cell office:value-type="float" office:value="4.727273">
                <text:p>4.727273</text:p>
              </table:table-cell>
              <table:table-cell office:value-type="float" office:value="5.145601">
                <text:p>5.145601</text:p>
              </table:table-cell>
            </table:table-row>
            <table:table-row>
              <table:table-cell office:value-type="float" office:value="4.777778">
                <text:p>4.777778</text:p>
              </table:table-cell>
              <table:table-cell office:value-type="float" office:value="5.34755">
                <text:p>5.34755</text:p>
              </table:table-cell>
            </table:table-row>
            <table:table-row>
              <table:table-cell office:value-type="float" office:value="4.828283">
                <text:p>4.828283</text:p>
              </table:table-cell>
              <table:table-cell office:value-type="float" office:value="5.531295">
                <text:p>5.531295</text:p>
              </table:table-cell>
            </table:table-row>
            <table:table-row>
              <table:table-cell office:value-type="float" office:value="4.878788">
                <text:p>4.878788</text:p>
              </table:table-cell>
              <table:table-cell office:value-type="float" office:value="5.695361">
                <text:p>5.695361</text:p>
              </table:table-cell>
            </table:table-row>
            <table:table-row>
              <table:table-cell office:value-type="float" office:value="4.929293">
                <text:p>4.929293</text:p>
              </table:table-cell>
              <table:table-cell office:value-type="float" office:value="5.838273">
                <text:p>5.838273</text:p>
              </table:table-cell>
            </table:table-row>
            <table:table-row>
              <table:table-cell office:value-type="float" office:value="4.979798">
                <text:p>4.979798</text:p>
              </table:table-cell>
              <table:table-cell office:value-type="float" office:value="5.958554">
                <text:p>5.958554</text:p>
              </table:table-cell>
            </table:table-row>
            <table:table-row>
              <table:table-cell office:value-type="float" office:value="5.030303">
                <text:p>5.030303</text:p>
              </table:table-cell>
              <table:table-cell office:value-type="float" office:value="6.054806">
                <text:p>6.054806</text:p>
              </table:table-cell>
            </table:table-row>
            <table:table-row>
              <table:table-cell office:value-type="float" office:value="5.080808">
                <text:p>5.080808</text:p>
              </table:table-cell>
              <table:table-cell office:value-type="float" office:value="6.126758">
                <text:p>6.126758</text:p>
              </table:table-cell>
            </table:table-row>
            <table:table-row>
              <table:table-cell office:value-type="float" office:value="5.131313">
                <text:p>5.131313</text:p>
              </table:table-cell>
              <table:table-cell office:value-type="float" office:value="6.175012">
                <text:p>6.175012</text:p>
              </table:table-cell>
            </table:table-row>
            <table:table-row>
              <table:table-cell office:value-type="float" office:value="5.181818">
                <text:p>5.181818</text:p>
              </table:table-cell>
              <table:table-cell office:value-type="float" office:value="6.200191">
                <text:p>6.200191</text:p>
              </table:table-cell>
            </table:table-row>
            <table:table-row>
              <table:table-cell office:value-type="float" office:value="5.232323">
                <text:p>5.232323</text:p>
              </table:table-cell>
              <table:table-cell office:value-type="float" office:value="6.20292">
                <text:p>6.20292</text:p>
              </table:table-cell>
            </table:table-row>
            <table:table-row>
              <table:table-cell office:value-type="float" office:value="5.282828">
                <text:p>5.282828</text:p>
              </table:table-cell>
              <table:table-cell office:value-type="float" office:value="6.183821">
                <text:p>6.183821</text:p>
              </table:table-cell>
            </table:table-row>
            <table:table-row>
              <table:table-cell office:value-type="float" office:value="5.333333">
                <text:p>5.333333</text:p>
              </table:table-cell>
              <table:table-cell office:value-type="float" office:value="6.143519">
                <text:p>6.143519</text:p>
              </table:table-cell>
            </table:table-row>
            <table:table-row>
              <table:table-cell office:value-type="float" office:value="5.383838">
                <text:p>5.383838</text:p>
              </table:table-cell>
              <table:table-cell office:value-type="float" office:value="6.082636">
                <text:p>6.082636</text:p>
              </table:table-cell>
            </table:table-row>
            <table:table-row>
              <table:table-cell office:value-type="float" office:value="5.434343">
                <text:p>5.434343</text:p>
              </table:table-cell>
              <table:table-cell office:value-type="float" office:value="6.001797">
                <text:p>6.001797</text:p>
              </table:table-cell>
            </table:table-row>
            <table:table-row>
              <table:table-cell office:value-type="float" office:value="5.484848">
                <text:p>5.484848</text:p>
              </table:table-cell>
              <table:table-cell office:value-type="float" office:value="5.901626">
                <text:p>5.901626</text:p>
              </table:table-cell>
            </table:table-row>
            <table:table-row>
              <table:table-cell office:value-type="float" office:value="5.535354">
                <text:p>5.535354</text:p>
              </table:table-cell>
              <table:table-cell office:value-type="float" office:value="5.782745">
                <text:p>5.782745</text:p>
              </table:table-cell>
            </table:table-row>
            <table:table-row>
              <table:table-cell office:value-type="float" office:value="5.585859">
                <text:p>5.585859</text:p>
              </table:table-cell>
              <table:table-cell office:value-type="float" office:value="5.645779">
                <text:p>5.645779</text:p>
              </table:table-cell>
            </table:table-row>
            <table:table-row>
              <table:table-cell office:value-type="float" office:value="5.636364">
                <text:p>5.636364</text:p>
              </table:table-cell>
              <table:table-cell office:value-type="float" office:value="5.491351">
                <text:p>5.491351</text:p>
              </table:table-cell>
            </table:table-row>
            <table:table-row>
              <table:table-cell office:value-type="float" office:value="5.686869">
                <text:p>5.686869</text:p>
              </table:table-cell>
              <table:table-cell office:value-type="float" office:value="5.320085">
                <text:p>5.320085</text:p>
              </table:table-cell>
            </table:table-row>
            <table:table-row>
              <table:table-cell office:value-type="float" office:value="5.737374">
                <text:p>5.737374</text:p>
              </table:table-cell>
              <table:table-cell office:value-type="float" office:value="5.132605">
                <text:p>5.132605</text:p>
              </table:table-cell>
            </table:table-row>
            <table:table-row>
              <table:table-cell office:value-type="float" office:value="5.787879">
                <text:p>5.787879</text:p>
              </table:table-cell>
              <table:table-cell office:value-type="float" office:value="4.929533">
                <text:p>4.929533</text:p>
              </table:table-cell>
            </table:table-row>
            <table:table-row>
              <table:table-cell office:value-type="float" office:value="5.838384">
                <text:p>5.838384</text:p>
              </table:table-cell>
              <table:table-cell office:value-type="float" office:value="4.711494">
                <text:p>4.711494</text:p>
              </table:table-cell>
            </table:table-row>
            <table:table-row>
              <table:table-cell office:value-type="float" office:value="5.888889">
                <text:p>5.888889</text:p>
              </table:table-cell>
              <table:table-cell office:value-type="float" office:value="4.479112">
                <text:p>4.479112</text:p>
              </table:table-cell>
            </table:table-row>
            <table:table-row>
              <table:table-cell office:value-type="float" office:value="5.939394">
                <text:p>5.939394</text:p>
              </table:table-cell>
              <table:table-cell office:value-type="float" office:value="4.23301">
                <text:p>4.23301</text:p>
              </table:table-cell>
            </table:table-row>
            <table:table-row>
              <table:table-cell office:value-type="float" office:value="5.989899">
                <text:p>5.989899</text:p>
              </table:table-cell>
              <table:table-cell office:value-type="float" office:value="3.973811">
                <text:p>3.973811</text:p>
              </table:table-cell>
            </table:table-row>
            <table:table-row>
              <table:table-cell office:value-type="float" office:value="6.040404">
                <text:p>6.040404</text:p>
              </table:table-cell>
              <table:table-cell office:value-type="float" office:value="3.70214">
                <text:p>3.70214</text:p>
              </table:table-cell>
            </table:table-row>
            <table:table-row>
              <table:table-cell office:value-type="float" office:value="6.090909">
                <text:p>6.090909</text:p>
              </table:table-cell>
              <table:table-cell office:value-type="float" office:value="3.418619">
                <text:p>3.418619</text:p>
              </table:table-cell>
            </table:table-row>
            <table:table-row>
              <table:table-cell office:value-type="float" office:value="6.141414">
                <text:p>6.141414</text:p>
              </table:table-cell>
              <table:table-cell office:value-type="float" office:value="3.123873">
                <text:p>3.123873</text:p>
              </table:table-cell>
            </table:table-row>
            <table:table-row>
              <table:table-cell office:value-type="float" office:value="6.191919">
                <text:p>6.191919</text:p>
              </table:table-cell>
              <table:table-cell office:value-type="float" office:value="2.818525">
                <text:p>2.818525</text:p>
              </table:table-cell>
            </table:table-row>
            <table:table-row>
              <table:table-cell office:value-type="float" office:value="6.242424">
                <text:p>6.242424</text:p>
              </table:table-cell>
              <table:table-cell office:value-type="float" office:value="2.503199">
                <text:p>2.503199</text:p>
              </table:table-cell>
            </table:table-row>
            <table:table-row>
              <table:table-cell office:value-type="float" office:value="6.292929">
                <text:p>6.292929</text:p>
              </table:table-cell>
              <table:table-cell office:value-type="float" office:value="2.178519">
                <text:p>2.178519</text:p>
              </table:table-cell>
            </table:table-row>
            <table:table-row>
              <table:table-cell office:value-type="float" office:value="6.343434">
                <text:p>6.343434</text:p>
              </table:table-cell>
              <table:table-cell office:value-type="float" office:value="1.845107">
                <text:p>1.845107</text:p>
              </table:table-cell>
            </table:table-row>
            <table:table-row>
              <table:table-cell office:value-type="float" office:value="6.393939">
                <text:p>6.393939</text:p>
              </table:table-cell>
              <table:table-cell office:value-type="float" office:value="1.503588">
                <text:p>1.503588</text:p>
              </table:table-cell>
            </table:table-row>
            <table:table-row>
              <table:table-cell office:value-type="float" office:value="6.444444">
                <text:p>6.444444</text:p>
              </table:table-cell>
              <table:table-cell office:value-type="float" office:value="1.154586">
                <text:p>1.154586</text:p>
              </table:table-cell>
            </table:table-row>
            <table:table-row>
              <table:table-cell office:value-type="float" office:value="6.494949">
                <text:p>6.494949</text:p>
              </table:table-cell>
              <table:table-cell office:value-type="float" office:value="0.798724">
                <text:p>0.798724</text:p>
              </table:table-cell>
            </table:table-row>
            <table:table-row>
              <table:table-cell office:value-type="float" office:value="6.545455">
                <text:p>6.545455</text:p>
              </table:table-cell>
              <table:table-cell office:value-type="float" office:value="0.436625">
                <text:p>0.436625</text:p>
              </table:table-cell>
            </table:table-row>
            <table:table-row>
              <table:table-cell office:value-type="float" office:value="6.59596">
                <text:p>6.59596</text:p>
              </table:table-cell>
              <table:table-cell office:value-type="float" office:value="0.068913">
                <text:p>0.068913</text:p>
              </table:table-cell>
            </table:table-row>
            <table:table-row>
              <table:table-cell office:value-type="float" office:value="6.646465">
                <text:p>6.646465</text:p>
              </table:table-cell>
              <table:table-cell office:value-type="float" office:value="-0.303787">
                <text:p>-0.303787</text:p>
              </table:table-cell>
            </table:table-row>
            <table:table-row>
              <table:table-cell office:value-type="float" office:value="6.69697">
                <text:p>6.69697</text:p>
              </table:table-cell>
              <table:table-cell office:value-type="float" office:value="-0.680853">
                <text:p>-0.680853</text:p>
              </table:table-cell>
            </table:table-row>
            <table:table-row>
              <table:table-cell office:value-type="float" office:value="6.747475">
                <text:p>6.747475</text:p>
              </table:table-cell>
              <table:table-cell office:value-type="float" office:value="-1.061661">
                <text:p>-1.061661</text:p>
              </table:table-cell>
            </table:table-row>
            <table:table-row>
              <table:table-cell office:value-type="float" office:value="6.79798">
                <text:p>6.79798</text:p>
              </table:table-cell>
              <table:table-cell office:value-type="float" office:value="-1.445587">
                <text:p>-1.445587</text:p>
              </table:table-cell>
            </table:table-row>
            <table:table-row>
              <table:table-cell office:value-type="float" office:value="6.848485">
                <text:p>6.848485</text:p>
              </table:table-cell>
              <table:table-cell office:value-type="float" office:value="-1.832007">
                <text:p>-1.832007</text:p>
              </table:table-cell>
            </table:table-row>
            <table:table-row>
              <table:table-cell office:value-type="float" office:value="6.89899">
                <text:p>6.89899</text:p>
              </table:table-cell>
              <table:table-cell office:value-type="float" office:value="-2.220299">
                <text:p>-2.220299</text:p>
              </table:table-cell>
            </table:table-row>
            <table:table-row>
              <table:table-cell office:value-type="float" office:value="6.949495">
                <text:p>6.949495</text:p>
              </table:table-cell>
              <table:table-cell office:value-type="float" office:value="-2.609838">
                <text:p>-2.6098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